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al for A0 - 488 Paint Tool</text:p>
      <text:p text:style-name="Standard"></text:p>
      <text:p text:style-name="Standard"><text:span text:style-name="T1">SETUP</text:span></text:p>
      <text:p text:style-name="Standard"></text:p>
      <text:p text:style-name="Standard">- Compiling from source</text:p>
      <text:p text:style-name="Standard"><text:s text:c="8"/>1. cd to the /A0/src/ directory</text:p>
      <text:p text:style-name="Standard"><text:s text:c="8"/>2. Run make</text:p>
      <text:p text:style-name="Standard"></text:p>
      <text:p text:style-name="Standard">- Running compiled executable</text:p>
      <text:p text:style-name="Standard"><text:s text:c="8"/>1. cd to the /A0/src/ directory</text:p>
      <text:p text:style-name="Standard"><text:s text:c="8"/>2. Run ./paint488</text:p>
      <text:p text:style-name="Standard"></text:p>
      <text:p text:style-name="Standard"><text:span text:style-name="T1">FEATURES</text:span></text:p>
      <text:p text:style-name="Standard"></text:p>
      <text:p text:style-name="Standard">- This application features drawing lines, ovals and rectangles to a white canvas</text:p>
      <text:p text:style-name="Standard"></text:p>
      <text:p text:style-name="P1">HOW TO USE</text:p>
      <text:p text:style-name="Standard"></text:p>
      <text:p text:style-name="Standard">- To draw a particular shape, select it under the tools menu. The default shape is a line. For more information on how to draw a shape, refer to the help menu</text:p>
      <text:p text:style-name="Standard">- To set the colour of your shape, select it under the colour menu. The default colour is black</text:p>
      <text:p text:style-name="Standard">- To clear the screen, click "Clear" under the Application menu</text:p>
      <text:p text:style-name="Standard">- To quit the application, click "Quit" under the Application menu, or click the Quit button at the bottom of the screen</text:p>
      <text:p text:style-name="Standard"></text:p>
      <text:p text:style-name="P1">SHORTCUTS</text:p>
      <text:p text:style-name="Standard"></text:p>
      <text:p text:style-name="Standard">(C) clear the screen</text:p>
      <text:p text:style-name="Standard">(Q) quit the application</text:p>
      <text:p text:style-name="Standard">(L) select line to be drawn</text:p>
      <text:p text:style-name="Standard">(O) select oval to be drawn</text:p>
      <text:p text:style-name="Standard">(R) select rectangle to be drawn 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kravche </meta:initial-creator>
    <meta:creation-date>2013-01-09T13:53:35</meta:creation-date>
    <dc:date>2013-01-09T13:54:42</dc:date>
    <dc:creator>bkravche </dc:creator>
    <meta:editing-duration>P0D</meta:editing-duration>
    <meta:editing-cycles>1</meta:editing-cycles>
    <meta:document-statistic meta:table-count="0" meta:image-count="0" meta:object-count="0" meta:page-count="1" meta:paragraph-count="30" meta:word-count="162" meta:character-count="937" meta:non-whitespace-character-count="710"/>
    <meta:generator>LibreOffice/3.5$Linux_X86_64 LibreOffice_project/350m1$Build-2</meta:generator>
  </office:meta>
</office:document-meta>
</file>